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/>
      <style:text-properties fo:color="#1155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background-color="#FFFFFF"/>
      <style:text-properties fo:color="#0F1111"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/>
      <style:text-properties fo:color="#0000FF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/>
      <style:text-properties fo:color="#333333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9.78958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7.54187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5.63562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Qty</text:p>
          </table:table-cell>
          <table:table-cell office:value-type="string" table:style-name="ce3">
            <text:p>Part/File Name</text:p>
          </table:table-cell>
          <table:table-cell office:value-type="string" table:style-name="ce3">
            <text:p>Size (mm)/Notes</text:p>
          </table:table-cell>
          <table:table-cell office:value-type="string" table:style-name="ce3">
            <text:p>Purchase link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string" table:style-name="ce5">
            <text:p>Board Enclosure - DIY Pieces</text:p>
          </table:table-cell>
          <table:table-cell table:style-name="ce2"/>
          <table:table-cell table:number-columns-repeated="2" table:style-name="ce3"/>
          <table:table-cell office:value-type="string" table:style-name="ce3">
            <text:p>Material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table:style-name="ce3"/>
          <table:table-cell table:number-columns-repeated="3"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Bottom</text:p>
          </table:table-cell>
          <table:table-cell office:value-type="string" table:style-name="ce3">
            <text:p>292.94 x 390.00</text:p>
          </table:table-cell>
          <table:table-cell office:value-type="string" table:style-name="ce3">
            <text:p>3mm thick wood or acrylic as desired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Mounting_Pad</text:p>
          </table:table-cell>
          <table:table-cell office:value-type="string" table:style-name="ce3">
            <text:p>8 x 8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Side-Wall_F-B</text:p>
          </table:table-cell>
          <table:table-cell office:value-type="string" table:style-name="ce3">
            <text:p>37.19 x 390.00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ide-Wall_Motherboard</text:p>
          </table:table-cell>
          <table:table-cell office:value-type="string" table:style-name="ce3">
            <text:p>37.19 x 292.94</text:p>
          </table:table-cell>
          <table:table-cell office:value-type="string" table:style-name="ce3">
            <text:p>"</text:p>
          </table:table-cell>
          <table:table-cell table:style-name="ce4"/>
          <table:table-cell table:style-name="ce7"/>
          <table:table-cell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ide-Wall_Storage</text:p>
          </table:table-cell>
          <table:table-cell office:value-type="string" table:style-name="ce3">
            <text:p>37.19 x 292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style-name="ce8"/>
          <table:table-cell table:number-columns-repeated="18" table:style-name="ce4"/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Baffle_Daughterboard</text:p>
          </table:table-cell>
          <table:table-cell office:value-type="string" table:style-name="ce3">
            <text:p>37.19 x 292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Baffle_Storage</text:p>
          </table:table-cell>
          <table:table-cell office:value-type="string" table:style-name="ce3">
            <text:p>37.19 x 292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Baffle_Storage_F-B</text:p>
          </table:table-cell>
          <table:table-cell office:value-type="string" table:style-name="ce3">
            <text:p>34.19 x 61.18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Grid_Support_Baffle_H</text:p>
          </table:table-cell>
          <table:table-cell office:value-type="string" table:style-name="ce3">
            <text:p>13.24 x 267.6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Grid_Support_Baffle_V</text:p>
          </table:table-cell>
          <table:table-cell office:value-type="string" table:style-name="ce3">
            <text:p>13.24 x 286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Grid_Base</text:p>
          </table:table-cell>
          <table:table-cell office:value-type="string" table:style-name="ce3">
            <text:p>267.64 x 286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Rank_Grid_Baffle</text:p>
          </table:table-cell>
          <table:table-cell office:value-type="string" table:style-name="ce3">
            <text:p>15 x 267.6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File_LED_Baffle</text:p>
          </table:table-cell>
          <table:table-cell office:value-type="string" table:style-name="ce3">
            <text:p>15 x 286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File_Grid_Baffle</text:p>
          </table:table-cell>
          <table:table-cell office:value-type="string" table:style-name="ce3">
            <text:p>15 x 286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office:value-type="string" table:style-name="ce3">
            <text:p>Bezel:</text:p>
          </table:table-cell>
          <table:table-cell table:number-columns-repeated="2" table:style-name="ce3"/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- Top Plate</text:p>
          </table:table-cell>
          <table:table-cell office:value-type="string" table:style-name="ce3">
            <text:p>13 x 261.6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- Bottom Plate</text:p>
          </table:table-cell>
          <table:table-cell office:value-type="string" table:style-name="ce3">
            <text:p>7 x 267.64</text:p>
          </table:table-cell>
          <table:table-cell office:value-type="string" table:style-name="ce3">
            <text:p>"</text:p>
          </table:table-cell>
          <table:table-cell table:style-name="ce4"/>
          <table:table-cell table:style-name="ce7"/>
          <table:table-cell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- Glue alignment template (optional)</text:p>
          </table:table-cell>
          <table:table-cell office:value-type="string" table:style-name="ce3">
            <text:p>6 x 13</text:p>
          </table:table-cell>
          <table:table-cell office:value-type="string" table:style-name="ce3">
            <text:p>"</text:p>
          </table:table-cell>
          <table:table-cell table:style-name="ce4"/>
          <table:table-cell table:style-name="ce7"/>
          <table:table-cell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Gib_Fixed</text:p>
          </table:table-cell>
          <table:table-cell office:value-type="string" table:style-name="ce3">
            <text:p>11 x 15</text:p>
          </table:table-cell>
          <table:table-cell office:value-type="string" table:style-name="ce3">
            <text:p>"</text:p>
          </table:table-cell>
          <table:table-cell table:style-name="ce4"/>
          <table:table-cell table:style-name="ce7"/>
          <table:table-cell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Gib_Sliding</text:p>
          </table:table-cell>
          <table:table-cell office:value-type="string" table:style-name="ce3">
            <text:p>17 x 35</text:p>
          </table:table-cell>
          <table:table-cell office:value-type="string" table:style-name="ce3">
            <text:p>"</text:p>
          </table:table-cell>
          <table:table-cell table:style-name="ce4"/>
          <table:table-cell table:style-name="ce7"/>
          <table:table-cell table:style-name="ce6"/>
          <table:table-cell table:number-columns-repeated="19" table:style-name="ce4"/>
          <table:table-cell table:number-columns-repeated="1635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id_Motherboard</text:p>
          </table:table-cell>
          <table:table-cell office:value-type="string" table:style-name="ce3">
            <text:p>64.18 x 292.94</text:p>
          </table:table-cell>
          <table:table-cell office:value-type="string" table:style-name="ce3">
            <text:p>"</text:p>
          </table:table-cell>
          <table:table-cell table:style-name="ce4"/>
          <table:table-cell table:number-columns-repeated="2" table:style-name="ce7"/>
          <table:table-cell table:style-name="ce8"/>
          <table:table-cell table:number-columns-repeated="18" table:style-name="ce4"/>
          <table:table-cell table:number-columns-repeated="1635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id_Storage</text:p>
          </table:table-cell>
          <table:table-cell office:value-type="string" table:style-name="ce3">
            <text:p>64.18 x 292.94</text:p>
          </table:table-cell>
          <table:table-cell office:value-type="string" table:style-name="ce3">
            <text:p>"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laying_Surface</text:p>
          </table:table-cell>
          <table:table-cell office:value-type="string" table:style-name="ce5">
            <text:p>267.54 x 272.84</text:p>
          </table:table-cell>
          <table:table-cell office:value-type="string" table:style-name="ce5">
            <text:p>3mm thick translucent acrylic (20% sign white recommended)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1:1 scale print of Playing_Surface (optional)</text:p>
          </table:table-cell>
          <table:table-cell table:style-name="ce3"/>
          <table:table-cell office:value-type="string" table:style-name="ce3">
            <text:p>White paper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office:value-type="string" table:style-name="ce5">
            <text:p>Board Enclosure - Purchase</text:p>
          </table:table-cell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9"/>
          <table:table-cell table:number-columns-repeated="4" table:style-name="ce4"/>
          <table:table-cell table:style-name="ce3"/>
          <table:table-cell table:number-columns-repeated="17" table:style-name="ce4"/>
          <table:table-cell table:number-columns-repeated="1635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1 set</text:p>
          </table:table-cell>
          <table:table-cell office:value-type="string" table:style-name="ce3">
            <text:p>Chess Pieces (purchase optional; can also be printed)</text:p>
          </table:table-cell>
          <table:table-cell table:style-name="ce9"/>
          <table:table-cell office:value-type="string" table:style-name="ce9">
            <text:p><text:a xlink:href="https://smile.amazon.com/gp/product/B0841HWMJJ/ref=ppx_yo_dt_b_asin_title_o04_s00?ie=UTF8&amp;psc=1">https://www.amazon.com/gp/product/B0841HWMJJ</text:a></text:p>
          </table:table-cell>
          <table:table-cell table:number-columns-repeated="4" table:style-name="ce4"/>
          <table:table-cell table:style-name="ce3"/>
          <table:table-cell table:number-columns-repeated="17" table:style-name="ce4"/>
          <table:table-cell table:number-columns-repeated="1635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string" table:style-name="ce3">
            <text:p>Ø10mm x 1mm Magnet</text:p>
          </table:table-cell>
          <table:table-cell table:style-name="ce9"/>
          <table:table-cell office:value-type="string" table:style-name="ce9">
            <text:p><text:a xlink:href="https://smile.amazon.com/gp/product/B07CG5WPXY">https://www.amazon.com/gp/product/B07CG5WPXY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office:value-type="string" table:style-name="ce3">
            <text:p>- 8 for board</text:p>
          </table:table-cell>
          <table:table-cell table:number-columns-repeated="2" table:style-name="ce10"/>
          <table:table-cell table:number-columns-repeated="22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office:value-type="string" table:style-name="ce3">
            <text:p>- 32 for chess pieces</text:p>
          </table:table-cell>
          <table:table-cell table:number-columns-repeated="2" table:style-name="ce10"/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WS2812B Neopixel LED Strip</text:p>
          </table:table-cell>
          <table:table-cell table:style-name="ce10"/>
          <table:table-cell office:value-type="string" table:style-name="ce10">
            <text:p><text:a xlink:href="https://smile.amazon.com/gp/product/B00ZHB9M6A/ref=ppx_yo_dt_b_asin_title_o03_s00?ie=UTF8&amp;psc=1">https://www.amazon.com/gp/product/B00ZHB9M6A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50cm each color</text:p>
          </table:table-cell>
          <table:table-cell office:value-type="string" table:style-name="ce11">
            <text:p>30 AWG wires Red/Black/Green</text:p>
          </table:table-cell>
          <table:table-cell office:value-type="string" table:style-name="ce11">
            <text:p>LED Strip connections</text:p>
          </table:table-cell>
          <table:table-cell office:value-type="string" table:style-name="ce10">
            <text:p><text:a xlink:href="https://www.aliexpress.com/item/1005001881186678.html">https://www.aliexpress.com/item/1005001881186678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string" table:style-name="ce11">
            <text:p>128 x 64 OLED LCD Display Module with SSD1306 Driver</text:p>
          </table:table-cell>
          <table:table-cell table:style-name="ce10"/>
          <table:table-cell office:value-type="string" table:style-name="ce10">
            <text:p><text:a xlink:href="https://smile.amazon.com/gp/product/B07F3KY8NF/ref=ppx_yo_dt_b_asin_title_o03_s00?ie=UTF8&amp;psc=1">https://www.amazon.com/gp/product/B07F3KY8NF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29" table:style-name="ce12">
            <text:p>29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1 pin 20cm 2.54mm female – female bread board cables</text:p>
          </table:table-cell>
          <table:table-cell office:value-type="string" table:style-name="ce13">
            <text:p>LCD to motherboard</text:p>
          </table:table-cell>
          <table:table-cell office:value-type="string" table:style-name="ce14">
            <text:p><text:a xlink:href="https://www.aliexpress.com/item/4000798569166.html">https://www.aliexpress.com/item/4000798569166.html</text:a></text:p>
          </table:table-cell>
          <table:table-cell table:number-columns-repeated="22" table:style-name="ce13"/>
          <table:table-cell table:number-columns-repeated="1635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USB wall socket</text:p>
          </table:table-cell>
          <table:table-cell office:value-type="string" table:style-name="ce3">
            <text:p>2 Amp Minimum?</text:p>
          </table:table-cell>
          <table:table-cell office:value-type="string" table:style-name="ce3">
            <text:p>Use existing or purchase as desired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USB-A to Micro USB Cable</text:p>
          </table:table-cell>
          <table:table-cell table:style-name="ce3"/>
          <table:table-cell office:value-type="string" table:style-name="ce3">
            <text:p>Use existing or purchase as desired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3"/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office:value-type="string" table:style-name="ce3">
            <text:p>Daughterboard</text:p>
          </table:table-cell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table:number-columns-repeated="3" table:style-name="ce3"/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PCB</text:p>
          </table:table-cell>
          <table:table-cell table:style-name="ce3"/>
          <table:table-cell office:value-type="string" table:style-name="ce3">
            <text:p>Preferred PCB Manufacturer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64" table:style-name="ce2">
            <text:p>64</text:p>
          </table:table-cell>
          <table:table-cell office:value-type="string" table:style-name="ce3">
            <text:p>10K Resistor</text:p>
          </table:table-cell>
          <table:table-cell table:style-name="ce10"/>
          <table:table-cell office:value-type="string" table:style-name="ce10">
            <text:p><text:a xlink:href="https://www.amazon.com/gp/product/B01M1HHG5A/">https://www.amazon.com/gp/product/B01M1HHG5A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64" table:style-name="ce2">
            <text:p>64</text:p>
          </table:table-cell>
          <table:table-cell office:value-type="string" table:style-name="ce3">
            <text:p>A3144 Hall Effect Sensor</text:p>
          </table:table-cell>
          <table:table-cell table:style-name="ce3"/>
          <table:table-cell office:value-type="string" table:style-name="ce15">
            <text:p><text:a xlink:href="https://www.aliexpress.com/item/1903068949.html">https://www.aliexpress.com/item/1903068949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10 x 8</text:p>
          </table:table-cell>
          <table:table-cell office:value-type="string" table:style-name="ce16">
            <text:p>2x5 2.54" horizontal (right angle) connector Pin</text:p>
          </table:table-cell>
          <table:table-cell table:style-name="ce3"/>
          <table:table-cell office:value-type="string" table:style-name="ce15">
            <text:p><text:a xlink:href="https://www.aliexpress.com/item/33043163402.html">https://www.aliexpress.com/item/33043163402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office:value-type="string" table:style-name="ce3">
            <text:p>Motherboard</text:p>
          </table:table-cell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table:number-columns-repeated="2" table:style-name="ce2"/>
          <table:table-cell table:number-columns-repeated="3" table:style-name="ce3"/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B</text:p>
          </table:table-cell>
          <table:table-cell table:style-name="ce3"/>
          <table:table-cell office:value-type="string" table:style-name="ce3">
            <text:p>Preferred PCB Manufacturer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string" table:style-name="ce17">
            <text:p>ESP-WROOM-32 ESP32 ESP-32S Development Board</text:p>
          </table:table-cell>
          <table:table-cell table:style-name="ce10"/>
          <table:table-cell office:value-type="string" table:style-name="ce10">
            <text:p><text:a xlink:href="https://smile.amazon.com/gp/product/B0718T232Z/">https://www.amazon.com/gp/product/B0718T232Z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2.54" female headers 19 socket</text:p>
          </table:table-cell>
          <table:table-cell office:value-type="string" table:style-name="ce3">
            <text:p>Mount ESP32</text:p>
          </table:table-cell>
          <table:table-cell office:value-type="string" table:style-name="ce10">
            <text:p><text:a xlink:href="https://www.aliexpress.com/item/32890085377.html">https://www.aliexpress.com/item/32890085377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gic Level Shifter</text:p>
          </table:table-cell>
          <table:table-cell table:style-name="ce10"/>
          <table:table-cell office:value-type="string" table:style-name="ce10">
            <text:p><text:a xlink:href="https://www.amazon.com/gp/product/B07YZTW2SM/">https://www.amazon.com/gp/product/B07YZTW2SM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CJMCU 2317 (MCP23017) IO Expander</text:p>
          </table:table-cell>
          <table:table-cell table:style-name="ce3"/>
          <table:table-cell office:value-type="string" table:style-name="ce15">
            <text:p><text:a xlink:href="https://www.aliexpress.com/item/1005003642899546.html">https://www.aliexpress.com/item/1005003642899546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USB Micro Adaptor</text:p>
          </table:table-cell>
          <table:table-cell table:style-name="ce10"/>
          <table:table-cell office:value-type="string" table:style-name="ce10">
            <text:p><text:a xlink:href="https://www.amazon.com/gp/product/B0183KF7TM/">https://www.amazon.com/gp/product/B0183KF7TM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2.54" 2x5 female socket</text:p>
          </table:table-cell>
          <table:table-cell office:value-type="string" table:style-name="ce3">
            <text:p>Daugherboard sockets</text:p>
          </table:table-cell>
          <table:table-cell office:value-type="string" table:style-name="ce15">
            <text:p><text:a xlink:href="https://www.aliexpress.com/item/33038783817.html">https://www.aliexpress.com/item/33038783817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3P 2.54MM pitch straight pin screw terminal block</text:p>
          </table:table-cell>
          <table:table-cell table:style-name="ce3"/>
          <table:table-cell office:value-type="string" table:style-name="ce15">
            <text:p><text:a xlink:href="https://www.aliexpress.com/item/33012490287.html">https://www.aliexpress.com/item/33012490287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4" table:style-name="ce12">
            <text:p>44</text:p>
          </table:table-cell>
          <table:table-cell office:value-type="float" office:value="2" table:style-name="ce12">
            <text:p>2</text:p>
          </table:table-cell>
          <table:table-cell office:value-type="string" table:style-name="ce3">
            <text:p>1x4 Male 2.54 Pin Header.</text:p>
            <text:p>Buy 1x4 or break from longer strip</text:p>
          </table:table-cell>
          <table:table-cell office:value-type="string" table:style-name="ce13">
            <text:p>LCD connector</text:p>
          </table:table-cell>
          <table:table-cell office:value-type="string" table:style-name="ce14">
            <text:p><text:a xlink:href="https://www.aliexpress.com/item/1005003354307690.html">https://www.aliexpress.com/item/1005003354307690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1x2 Male 2.54 Pin header</text:p>
          </table:table-cell>
          <table:table-cell office:value-type="string" table:style-name="ce3">
            <text:p>Jumper terminal</text:p>
          </table:table-cell>
          <table:table-cell table:style-name="ce3"/>
          <table:table-cell table:number-columns-repeated="22" table:style-name="ce4"/>
          <table:table-cell table:number-columns-repeated="1635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2.54 Jumper</text:p>
          </table:table-cell>
          <table:table-cell table:style-name="ce3"/>
          <table:table-cell office:value-type="string" table:style-name="ce15">
            <text:p><text:a xlink:href="https://www.aliexpress.com/item/4000540718136.html">https://www.aliexpress.com/item/4000540718136.html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office:value-type="string" table:style-name="ce3">
            <text:p>Fastening. Use existing or purchase as desired. (products used for the board in ESP_Chess_Biuld_Notes.pdf are shown below)</text:p>
          </table:table-cell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table:number-columns-repeated="25" table:style-name="ce4"/>
          <table:table-cell table:number-columns-repeated="16357"/>
        </table:table-row>
        <table:table-row table:style-name="ro1">
          <table:table-cell table:style-name="ce4"/>
          <table:table-cell office:value-type="float" office:value="8" table:style-name="ce2">
            <text:p>8</text:p>
          </table:table-cell>
          <table:table-cell office:value-type="string" table:style-name="ce3">
            <text:p>Rivets &amp; nuts to attach LCDs to lids</text:p>
          </table:table-cell>
          <table:table-cell table:style-name="ce3"/>
          <table:table-cell office:value-type="string" table:style-name="ce15">
            <text:p><text:a xlink:href="https://www.amazon.com/Electronics-Assortment-Hardware-Screwdriver-Watches/dp/B07QDL3V6W">https://www.amazon.com/Electronics-Assortment-Hardware-Screwdriver-Watches/dp/B07QDL3V6W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office:value-type="float" office:value="3" table:style-name="ce2">
            <text:p>3</text:p>
          </table:table-cell>
          <table:table-cell office:value-type="string" table:style-name="ce3">
            <text:p>Screws to attach motherboard to mounting pads</text:p>
          </table:table-cell>
          <table:table-cell table:style-name="ce3"/>
          <table:table-cell office:value-type="string" table:style-name="ce10">
            <text:p><text:a xlink:href="https://smile.amazon.com/gp/product/B075PX73QF">https://www.amazon.com/gp/product/B075PX73QF</text:a>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office:value-type="string" table:style-name="ce3">
            <text:p>Adhesive to attach magnets to board and chess pieces</text:p>
          </table:table-cell>
          <table:table-cell table:style-name="ce3"/>
          <table:table-cell office:value-type="string" table:style-name="ce3">
            <text:p>Loctite Power Grab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office:value-type="string" table:style-name="ce3">
            <text:p>Adhesvie to assemble board enclosure</text:p>
          </table:table-cell>
          <table:table-cell table:style-name="ce3"/>
          <table:table-cell office:value-type="string" table:style-name="ce3">
            <text:p>Hot melt glue gun</text:p>
          </table:table-cell>
          <table:table-cell table:number-columns-repeated="22" table:style-name="ce4"/>
          <table:table-cell table:number-columns-repeated="16357"/>
        </table:table-row>
        <table:table-row table:style-name="ro1">
          <table:table-cell table:style-name="ce4"/>
          <table:table-cell table:style-name="ce2"/>
          <table:table-cell office:value-type="string" table:style-name="ce3">
            <text:p>Solder for PCB &amp; LED strip assembly</text:p>
          </table:table-cell>
          <table:table-cell table:style-name="ce10"/>
          <table:table-cell office:value-type="string" table:style-name="ce10">
            <text:p><text:a xlink:href="https://smile.amazon.com/gp/product/B075WB98FJ">https://www.amazon.com/gp/product/B075WB98FJ</text:a></text:p>
          </table:table-cell>
          <table:table-cell table:number-columns-repeated="22" table:style-name="ce4"/>
          <table:table-cell table:number-columns-repeated="16357"/>
        </table:table-row>
        <table:table-row table:number-rows-repeated="950" table:style-name="ro1">
          <table:table-cell table:style-name="ce4"/>
          <table:table-cell table:style-name="ce2"/>
          <table:table-cell table:number-columns-repeated="25" table:style-name="ce4"/>
          <table:table-cell table:number-columns-repeated="16357"/>
        </table:table-row>
        <table:table-row table:number-rows-repeated="1047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Richard Taylor</dc:creator>
    <dc:date>2022-04-16T16:41:32Z</dc:date>
  </office:meta>
</office:document-meta>
</file>